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4.298cm" fo:min-width="19.448cm" fo:padding-top="0.151cm" fo:padding-bottom="0.151cm" fo:padding-left="0.276cm" fo:padding-right="0.27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35cm" fo:min-width="17.5cm"/>
    </style:style>
    <style:style style:name="gr3" style:family="graphic" style:parent-style-name="standard">
      <style:graphic-properties draw:stroke="none" svg:stroke-color="#000000" draw:fill="solid" draw:fill-color="#999999" fo:min-height="0.7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solid" draw:fill-color="#00ccff" fo:min-height="0.7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5.15cm" fo:min-width="17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99999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00cc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0cm" svg:height="14.6cm" svg:x="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5.6cm" svg:x="6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2cm" svg:height="1cm" svg:x="6.2cm" svg:y="3.6cm">
          <draw:text-box>
            <text:p>colori</text:p>
          </draw:text-box>
        </draw:frame>
        <draw:frame draw:style-name="gr4" draw:text-style-name="P3" draw:layer="layout" svg:width="3.4cm" svg:height="1cm" svg:x="6.6cm" svg:y="5cm">
          <draw:text-box>
            <text:p>Cella viva</text:p>
          </draw:text-box>
        </draw:frame>
        <draw:frame draw:style-name="gr5" draw:text-style-name="P4" draw:layer="layout" svg:width="7.2cm" svg:height="1cm" svg:x="6.8cm" svg:y="5.8cm">
          <draw:text-box>
            <text:p/>
          </draw:text-box>
        </draw:frame>
        <draw:frame draw:style-name="gr4" draw:text-style-name="P3" draw:layer="layout" svg:width="4.4cm" svg:height="1cm" svg:x="15.2cm" svg:y="5cm">
          <draw:text-box>
            <text:p>Cella morta</text:p>
          </draw:text-box>
        </draw:frame>
        <draw:frame draw:style-name="gr5" draw:text-style-name="P4" draw:layer="layout" svg:width="7.2cm" svg:height="1cm" svg:x="15.4cm" svg:y="5.8cm">
          <draw:text-box>
            <text:p/>
          </draw:text-box>
        </draw:frame>
        <draw:frame draw:style-name="gr4" draw:text-style-name="P3" draw:layer="layout" svg:width="4.4cm" svg:height="1cm" svg:x="15.4cm" svg:y="7.4cm">
          <draw:text-box>
            <text:p>Nessuno</text:p>
          </draw:text-box>
        </draw:frame>
        <draw:custom-shape draw:style-name="gr6" draw:text-style-name="P1" draw:layer="layout" svg:width="18cm" svg:height="5.4cm" svg:x="6cm" svg:y="10.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2cm" svg:height="1cm" svg:x="6.2cm" svg:y="10cm">
          <draw:text-box>
            <text:p>Griglia</text:p>
          </draw:text-box>
        </draw:frame>
        <draw:frame draw:style-name="gr4" draw:text-style-name="P3" draw:layer="layout" svg:width="3.4cm" svg:height="1cm" svg:x="6.6cm" svg:y="11.4cm">
          <draw:text-box>
            <text:p>Righe: </text:p>
          </draw:text-box>
        </draw:frame>
        <draw:frame draw:style-name="gr5" draw:text-style-name="P4" draw:layer="layout" svg:width="3.2cm" svg:height="1cm" svg:x="6.8cm" svg:y="12.4cm">
          <draw:text-box>
            <text:p/>
          </draw:text-box>
        </draw:frame>
        <draw:frame draw:style-name="gr4" draw:text-style-name="P3" draw:layer="layout" svg:width="3.4cm" svg:height="1cm" svg:x="12.2cm" svg:y="11.4cm">
          <draw:text-box>
            <text:p>Colonne</text:p>
          </draw:text-box>
        </draw:frame>
        <draw:frame draw:style-name="gr5" draw:text-style-name="P4" draw:layer="layout" svg:width="3.2cm" svg:height="1cm" svg:x="12.4cm" svg:y="12.4cm">
          <draw:text-box>
            <text:p/>
          </draw:text-box>
        </draw:frame>
        <draw:frame draw:style-name="gr4" draw:text-style-name="P3" draw:layer="layout" svg:width="3.4cm" svg:height="1cm" svg:x="18.4cm" svg:y="11.4cm">
          <draw:text-box>
            <text:p>Dim. cella</text:p>
          </draw:text-box>
        </draw:frame>
        <draw:frame draw:style-name="gr5" draw:text-style-name="P4" draw:layer="layout" svg:width="3.2cm" svg:height="1cm" svg:x="18.6cm" svg:y="12.4cm">
          <draw:text-box>
            <text:p/>
          </draw:text-box>
        </draw:frame>
        <draw:frame draw:style-name="gr3" draw:text-style-name="P6" draw:layer="layout" svg:width="3.4cm" svg:height="1cm" svg:x="17cm" svg:y="16.4cm">
          <draw:text-box>
            <text:p text:style-name="P5">OK</text:p>
          </draw:text-box>
        </draw:frame>
        <draw:frame draw:style-name="gr3" draw:text-style-name="P6" draw:layer="layout" svg:width="3.4cm" svg:height="1cm" svg:x="20.8cm" svg:y="16.4cm">
          <draw:text-box>
            <text:p text:style-name="P5">Annulla</text:p>
          </draw:text-box>
        </draw:frame>
        <draw:frame draw:style-name="gr3" draw:text-style-name="P6" draw:layer="layout" svg:width="3.4cm" svg:height="1cm" svg:x="13cm" svg:y="16.4cm">
          <draw:text-box>
            <text:p text:style-name="P5">Applica</text:p>
          </draw:text-box>
        </draw:frame>
        <draw:frame draw:style-name="gr4" draw:text-style-name="P3" draw:layer="layout" svg:width="4.4cm" svg:height="1cm" svg:x="6.8cm" svg:y="14cm">
          <draw:text-box>
            <text:p>Mostra line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22:06:05.837000000</meta:creation-date>
    <dc:date>2015-11-21T23:33:25.524000000</dc:date>
    <meta:editing-duration>PT12M9S</meta:editing-duration>
    <meta:editing-cycles>2</meta:editing-cycles>
    <meta:generator>LibreOffice/5.0.3.1$Windows_X86_64 LibreOffice_project/fd8cfc22f7f58033351fcb8a83b92acbadb0749e</meta:generator>
    <meta:document-statistic meta:object-count="20"/>
  </office:meta>
</office:document-meta>
</file>